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85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2" table:default-cell-style-name="ce1"/>
        <table:table-row table:style-name="ro1">
          <table:table-cell table:style-name="Default" office:value-type="string">
            <text:p>username</text:p>
          </table:table-cell>
          <table:table-cell table:style-name="Default" office:value-type="string">
            <text:p>password</text:p>
          </table:table-cell>
        </table:table-row>
        <table:table-row table:style-name="ro1">
          <table:table-cell office:value-type="string">
            <text:p>standard_user </text:p>
          </table:table-cell>
          <table:table-cell office:value-type="string">
            <text:p>secret_sauce </text:p>
          </table:table-cell>
        </table:table-row>
        <table:table-row table:style-name="ro1">
          <table:table-cell office:value-type="string">
            <text:p>locked_out_user </text:p>
          </table:table-cell>
          <table:table-cell office:value-type="string">
            <text:p>secret_sauce </text:p>
          </table:table-cell>
        </table:table-row>
        <table:table-row table:style-name="ro1">
          <table:table-cell office:value-type="string">
            <text:p>performance_glitch_user </text:p>
          </table:table-cell>
          <table:table-cell office:value-type="string">
            <text:p>secret_sauce 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16">16/09/2025</text:date>, <text:time>21:5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wara </meta:initial-creator>
    <meta:creation-date>2025-09-15T12:37:14.82</meta:creation-date>
    <dc:date>2025-09-16T21:57:05.83</dc:date>
    <dc:creator>Vigneswara </dc:creator>
    <meta:editing-duration>PT8M4S</meta:editing-duration>
    <meta:editing-cycles>2</meta:editing-cycles>
    <meta:generator>OpenOffice/4.1.15$Win32 OpenOffice.org_project/4115m2$Build-9813</meta:generator>
    <meta:document-statistic meta:table-count="3" meta:cell-count="8" meta:object-count="0"/>
  </office:meta>
</office:document-meta>
</file>